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0055in"/>
    </style:style>
    <style:style style:name="co6" style:family="table-column">
      <style:table-column-properties fo:break-before="auto" style:column-width="0.378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479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319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0.7929in"/>
    </style:style>
    <style:style style:name="co20" style:family="table-column">
      <style:table-column-properties fo:break-before="auto" style:column-width="1.6201in"/>
    </style:style>
    <style:style style:name="co21" style:family="table-column">
      <style:table-column-properties fo:break-before="auto" style:column-width="2.584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0.74pt solid #000000" fo:border-right="none" fo:border-top="0.74pt solid #000000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 style:vertical-align="middle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3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74pt solid #000000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8" style:family="table-cell" style:parent-style-name="Default" style:data-style-name="N100">
      <style:table-cell-properties fo:wrap-option="wrap" style:vertical-align="middle"/>
    </style:style>
    <style:style style:name="ce1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2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3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7" style:family="table-cell" style:parent-style-name="Default" style:data-style-name="N3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3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dotted #80808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otted #80808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3">
      <style:table-cell-properties fo:border-bottom="none" style:text-align-source="fix" style:repeat-content="false" fo:border-left="none" fo:border-right="0.74pt dotted #808080" fo:border-top="none" style:vertical-align="middle"/>
      <style:paragraph-properties fo:text-align="center" fo:margin-left="0in"/>
    </style:style>
    <style:style style:name="ce39" style:family="table-cell" style:parent-style-name="Default" style:data-style-name="N3">
      <style:table-cell-properties fo:border-bottom="0.74pt solid #000000" style:text-align-source="fix" style:repeat-content="false" fo:border-left="none" fo:border-right="0.74pt dotted #80808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74pt dotted #808080" fo:border-right="0.74pt dotted #80808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3">
      <style:table-cell-properties fo:border-bottom="none" style:text-align-source="fix" style:repeat-content="false" fo:border-left="0.74pt dotted #808080" fo:border-right="0.74pt dotted #808080" fo:border-top="none" style:vertical-align="middle"/>
      <style:paragraph-properties fo:text-align="center" fo:margin-left="0in"/>
    </style:style>
    <style:style style:name="ce42" style:family="table-cell" style:parent-style-name="Default" style:data-style-name="N3">
      <style:table-cell-properties fo:border-bottom="0.74pt solid #000000" style:text-align-source="fix" style:repeat-content="false" fo:border-left="0.74pt dotted #808080" fo:border-right="0.74pt dotted #80808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3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7" style:family="table-cell" style:parent-style-name="Default" style:data-style-name="N3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3" table:default-cell-style-name="ce5"/>
        <table:table-column table:style-name="co19" table:default-cell-style-name="ce5"/>
        <table:table-column table:style-name="co20" table:default-cell-style-name="ce1"/>
        <table:table-column table:style-name="co21" table:default-cell-style-name="ce1"/>
        <table:table-column table:style-name="co16" table:number-columns-repeated="1002" table:default-cell-style-name="ce1"/>
        <table:table-row table:style-name="ro1">
          <table:table-cell table:number-columns-repeated="12"/>
          <table:table-cell table:style-name="ce7" office:value-type="string" calcext:value-type="string">
            <text:p>Quiz Signs Research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calcext:value-type="string">
            <text:p>Zodiac</text:p>
          </table:table-cell>
          <table:table-cell table:number-columns-repeated="2" table:style-name="ce16" office:value-type="string" calcext:value-type="string">
            <text:p>Key</text:p>
          </table:table-cell>
          <table:table-cell table:style-name="ce16"/>
          <table:table-cell table:style-name="ce19" office:value-type="string" calcext:value-type="string">
            <text:p>Personality</text:p>
          </table:table-cell>
          <table:table-cell table:style-name="ce24" office:value-type="string" calcext:value-type="string" table:number-columns-spanned="2" table:number-rows-spanned="1">
            <text:p>Astrol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Secret</text:p>
          </table:table-cell>
          <table:covered-table-cell table:style-name="ce30"/>
          <table:table-cell table:style-name="ce24" office:value-type="string" calcext:value-type="string" table:number-columns-spanned="4" table:number-rows-spanned="1">
            <text:p>You Were Born for This</text:p>
          </table:table-cell>
          <table:covered-table-cell table:number-columns-repeated="2" table:style-name="ce36"/>
          <table:covered-table-cell table:style-name="ce30"/>
          <table:table-cell table:style-name="ce44" office:value-type="string" calcext:value-type="string">
            <text:p>Sun</text:p>
          </table:table-cell>
          <table:table-cell table:style-name="ce30" office:value-type="string" calcext:value-type="string">
            <text:p>Moon</text:p>
          </table:table-cell>
          <table:table-cell table:style-name="ce24" office:value-type="string" calcext:value-type="string">
            <text:p>Essen</text:p>
          </table:table-cell>
          <table:table-cell table:style-name="ce24" office:value-type="string" calcext:value-type="string" table:number-columns-spanned="3" table:number-rows-spanned="1">
            <text:p>Only Ast Book Need</text:p>
          </table:table-cell>
          <table:covered-table-cell table:style-name="ce36"/>
          <table:covered-table-cell table:style-name="ce30"/>
          <table:table-cell table:style-name="ce24" office:value-type="string" calcext:value-type="string">
            <text:p>Total</text:p>
          </table:table-cell>
          <table:table-cell table:style-name="ce8" table:number-columns-repeated="2"/>
          <table:table-cell table:number-columns-repeated="1002"/>
        </table:table-row>
        <table:table-row table:style-name="ro3">
          <table:table-cell table:style-name="ce10" office:value-type="string" calcext:value-type="string">
            <text:p>Sign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hrase</text:p>
          </table:table-cell>
          <table:table-cell table:style-name="ce2" office:value-type="string" calcext:value-type="string">
            <text:p>Aspiration</text:p>
          </table:table-cell>
          <table:table-cell table:style-name="ce20" office:value-type="string" calcext:value-type="string">
            <text:p>Trait</text:p>
          </table:table-cell>
          <table:table-cell table:style-name="ce25" office:value-type="string" calcext:value-type="string" table:number-columns-spanned="2" table:number-rows-spanned="1">
            <text:p>for Begs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Lang</text:p>
          </table:table-cell>
          <table:covered-table-cell table:style-name="ce31"/>
          <table:table-cell table:style-name="ce35" office:value-type="string" calcext:value-type="string" table:number-columns-spanned="2" table:number-rows-spanned="1">
            <text:p>Sun</text:p>
          </table:table-cell>
          <table:covered-table-cell table:style-name="ce37"/>
          <table:table-cell table:style-name="ce40" office:value-type="string" calcext:value-type="string">
            <text:p>Moon</text:p>
          </table:table-cell>
          <table:table-cell table:style-name="ce31" office:value-type="string" calcext:value-type="string">
            <text:p>Asc</text:p>
          </table:table-cell>
          <table:table-cell table:style-name="ce45" office:value-type="string" calcext:value-type="string">
            <text:p>Signs</text:p>
          </table:table-cell>
          <table:table-cell table:style-name="ce31" office:value-type="string" calcext:value-type="string">
            <text:p>Signs</text:p>
          </table:table-cell>
          <table:table-cell table:style-name="ce25" office:value-type="string" calcext:value-type="string">
            <text:p>Astrol</text:p>
          </table:table-cell>
          <table:table-cell table:style-name="ce45" office:value-type="string" calcext:value-type="string">
            <text:p>Sun</text:p>
          </table:table-cell>
          <table:table-cell table:style-name="ce48" office:value-type="string" calcext:value-type="string">
            <text:p>Moon</text:p>
          </table:table-cell>
          <table:table-cell table:style-name="ce31" office:value-type="string" calcext:value-type="string">
            <text:p>Asc</text:p>
          </table:table-cell>
          <table:table-cell table:style-name="ce25" office:value-type="string" calcext:value-type="string">
            <text:p>Mentions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Comments</text:p>
          </table:table-cell>
          <table:table-cell table:number-columns-repeated="1002"/>
        </table:table-row>
        <table:table-row table:style-name="ro2">
          <table:table-cell table:style-name="ce11" office:value-type="string" calcext:value-type="string">
            <text:p>Aries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table:style-name="ce21"/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:.S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Urgent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:.S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am</text:p>
          </table:table-cell>
          <table:table-cell table:style-name="Default"/>
          <table:table-cell table:style-name="ce21"/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:.S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Control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8:.S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ction-oriented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:.S9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dventurous</text:p>
          </table:table-cell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:.S1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ggressiv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1:.S1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rogance/Arrogant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:.S1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ssertive</text:p>
          </table:table-cell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:.S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raver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:.S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petitiv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:.S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idenc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6:.S1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urag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:.S1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cisiven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:.S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rec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9:.S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ynamic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:.S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asily Bored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:.S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ffe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2:.S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ergized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42" calcext:value-type="float">
            <text:p>4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:.S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thusiastic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:.S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orceful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:.S2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roic</text:p>
          </table:table-cell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6:.S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media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7:.S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atience</text:p>
          </table:table-cell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:.S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ulsiv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:.S2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ci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0:.S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pendent/Independence</text:p>
          </table:table-cell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2"/>
          <table:table-cell table:style-name="ce26" office:value-type="float" office:value="42" calcext:value-type="float">
            <text:p>42</text:p>
          </table:table-cell>
          <table:table-cell table:style-name="ce38"/>
          <table:table-cell table:style-name="ce41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:.S3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flammator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:.S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itiat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3:.S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nov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4:.S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piration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 office:value-type="float" office:value="12" calcext:value-type="float">
            <text:p>1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5:.S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ioneer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6:.S3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sitive</text:p>
          </table:table-cell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:.S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ush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3" calcext:value-type="float">
            <text:p>4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:.S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arrelsome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:.S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ick to chang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:.S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ish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:.S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ro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2" calcext:value-type="float">
            <text:p>4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:.S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reliable</text:p>
          </table:table-cell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:.S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illpower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:.S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3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4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Taurus</text:p>
          </table:table-cell>
          <table:table-cell office:value-type="string" calcext:value-type="string">
            <text:p>Possessions</text:p>
          </table:table-cell>
          <table:table-cell table:number-columns-repeated="2"/>
          <table:table-cell table:style-name="ce21"/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:.S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Realistical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:.S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have</text:p>
          </table:table-cell>
          <table:table-cell table:style-name="Default"/>
          <table:table-cell table:style-name="ce21"/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:.S5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Obedience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:.S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ppeti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53:.S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uilds/Building bond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4:.S5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usinesslike</text:p>
          </table:table-cell>
          <table:table-cell table:style-name="ce26"/>
          <table:table-cell table:style-name="ce32"/>
          <table:table-cell table:style-name="ce26" office:value-type="float" office:value="68" calcext:value-type="float">
            <text:p>6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5:.S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troll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6:.S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eative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7:.S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durance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8:.S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ecund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9:.S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enerous/Gener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0:.S6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iv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1:.S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reed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2:.S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flexible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3:.S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Jealous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4:.S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aziness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5:.S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iter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6:.S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yal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7:.S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aterialism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8:.S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ourishing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69:.S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urtur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0:.S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tience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1:.S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ssessive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2:.S7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acticality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3:.S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odu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4:.S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alistic</text:p>
          </table:table-cell>
          <table:table-cell table:style-name="ce26"/>
          <table:table-cell table:style-name="ce32"/>
          <table:table-cell table:style-name="ce26" office:value-type="float" office:value="68" calcext:value-type="float">
            <text:p>6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5:.S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ax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6:.S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iable/Reliability</text:p>
          </table:table-cell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77:.S7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ourcefu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78:.S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isk-adver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79:.S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indulgent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80:.S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u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81:.S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able/Stabilizes/Stability</text:p>
          </table:table-cell>
          <table:table-cell table:style-name="ce26" office:value-type="float" office:value="41" calcext:value-type="float">
            <text:p>41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82:.S82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eadi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83:.S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eadiness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84:.S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o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85:.S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rong</text:p>
          </table:table-cell>
          <table:table-cell table:style-name="ce26"/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 office:value-type="float" office:value="44" calcext:value-type="float">
            <text:p>4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86:.S8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ubborn</text:p>
          </table:table-cell>
          <table:table-cell table:style-name="ce26" office:value-type="float" office:value="42" calcext:value-type="float">
            <text:p>42</text:p>
          </table:table-cell>
          <table:table-cell table:style-name="ce32"/>
          <table:table-cell table:style-name="ce26" office:value-type="float" office:value="67" calcext:value-type="float">
            <text:p>67</text:p>
          </table:table-cell>
          <table:table-cell table:style-name="ce32"/>
          <table:table-cell table:style-name="ce26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87:.S8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olera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5" calcext:value-type="float">
            <text:p>1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88:.S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Gemini</text:p>
          </table:table-cell>
          <table:table-cell office:value-type="string" calcext:value-type="string">
            <text:p>Variety</text:p>
          </table:table-cell>
          <table:table-cell table:number-columns-repeated="2"/>
          <table:table-cell table:style-name="ce21"/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0:.S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Intelligent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1:.S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think</text:p>
          </table:table-cell>
          <table:table-cell table:style-name="Default"/>
          <table:table-cell table:style-name="ce21"/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2:.S9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Wisdom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3:.S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21" office:value-type="string" calcext:value-type="string">
            <text:p>Alertness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4:.S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nimat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95:.S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municator/Communicate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6:.S96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tains Contradiction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6" calcext:value-type="float">
            <text:p>46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7:.S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versation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8:.S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urious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99:.S9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tract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0:.S1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verse interests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6" calcext:value-type="float">
            <text:p>46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1:.S10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ickle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2:.S1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lib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3:.S1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ossiping</text:p>
          </table:table-cell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4:.S1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ossip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5:.S1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consist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6:.S1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quisitive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6" calcext:value-type="float">
            <text:p>46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7:.S10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lligent/Intellectual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 office:value-type="float" office:value="46" calcext:value-type="float">
            <text:p>46</text:p>
          </table:table-cell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8:.S108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ui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09:.S1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ven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10:.S1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earn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11:.S1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g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6" calcext:value-type="float">
            <text:p>10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12:.S1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ischiev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13:.S1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ulti-task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14:.S1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urotic</text:p>
          </table:table-cell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15:.S11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estioning</text:p>
          </table:table-cell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16:.S1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ick-minded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17:.S1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ourcefu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18:.S1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tless</text:p>
          </table:table-cell>
          <table:table-cell table:style-name="ce26"/>
          <table:table-cell table:style-name="ce32"/>
          <table:table-cell table:style-name="ce26" office:value-type="float" office:value="73" calcext:value-type="float">
            <text:p>7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19:.S1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alesman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0:.S1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hallowness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1:.S1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hape-shift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7" calcext:value-type="float">
            <text:p>4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2:.S1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uperficial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3:.S1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alk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18" calcext:value-type="float">
            <text:p>18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24:.S1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isciplined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5:.S1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ariety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6:.S1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ersatile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7:.S1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itty</text:p>
          </table:table-cell>
          <table:table-cell table:style-name="ce26" office:value-type="float" office:value="43" calcext:value-type="float">
            <text:p>4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28:.S1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Cancer</text:p>
          </table:table-cell>
          <table:table-cell office:value-type="string" calcext:value-type="string">
            <text:p>Tenacity</text:p>
          </table:table-cell>
          <table:table-cell table:number-columns-repeated="2"/>
          <table:table-cell table:style-name="ce21"/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1:.S1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Careful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2:.S1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feel</text:p>
          </table:table-cell>
          <table:table-cell/>
          <table:table-cell table:style-name="ce21"/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3:.S1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style-name="Default"/>
          <table:table-cell/>
          <table:table-cell office:value-type="string" calcext:value-type="string">
            <text:p>Harmony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4:.S1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style-name="Default"/>
          <table:table-cell table:number-columns-repeated="2"/>
          <table:table-cell table:style-name="ce21" office:value-type="string" calcext:value-type="string">
            <text:p>Anxiety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5:.S1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ring/Caretaker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26" office:value-type="float" office:value="48" calcext:value-type="float">
            <text:p>48</text:p>
          </table:table-cell>
          <table:table-cell table:style-name="ce38" office:value-type="float" office:value="48" calcext:value-type="float">
            <text:p>48</text:p>
          </table:table-cell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6:.S136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ut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37:.S1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bative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8:.S1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ep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8" calcext:value-type="float">
            <text:p>4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39:.S1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fensive</text:p>
          </table:table-cell>
          <table:table-cell table:style-name="ce26"/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 office:value-type="float" office:value="49" calcext:value-type="float">
            <text:p>49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0:.S14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harmony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1:.S1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omestic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2:.S1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otional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3:.S1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pathic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4:.S14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va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45:.S14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mily-oriented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6:.S14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irec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47:.S1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ecurity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 office:value-type="float" office:value="81" calcext:value-type="float">
            <text:p>81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8:.S14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ightful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49:.S1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tin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50:.S1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uitive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0" calcext:value-type="float">
            <text:p>80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1:.S15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ing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2:.S1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elanchol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49" calcext:value-type="float">
            <text:p>49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3:.S1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oody/Moodiness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49" calcext:value-type="float">
            <text:p>49</text:p>
          </table:table-cell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4:.S154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ourish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5:.S1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urture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 office:value-type="float" office:value="80" calcext:value-type="float">
            <text:p>80</text:p>
          </table:table-cell>
          <table:table-cell table:style-name="ce26" office:value-type="float" office:value="48" calcext:value-type="float">
            <text:p>4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6:.S156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timistic</text:p>
          </table:table-cell>
          <table:table-cell table:style-name="ce26"/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7:.S1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ssibilities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8:.S1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assurance</text:p>
          </table:table-cell>
          <table:table-cell table:style-name="ce26"/>
          <table:table-cell table:style-name="ce32"/>
          <table:table-cell table:style-name="ce26" office:value-type="float" office:value="79" calcext:value-type="float">
            <text:p>7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59:.S1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clusive</text:p>
          </table:table-cell>
          <table:table-cell table:style-name="ce26"/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60:.S1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itive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07" calcext:value-type="float">
            <text:p>10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61:.S16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hy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62:.S1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rong</text:p>
          </table:table-cell>
          <table:table-cell table:style-name="ce26" office:value-type="float" office:value="44" calcext:value-type="float">
            <text:p>4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63:.S1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ympathe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64:.S1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enacious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1" calcext:value-type="float">
            <text:p>21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65:.S16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imid</text:p>
          </table:table-cell>
          <table:table-cell table:style-name="ce26" office:value-type="float" office:value="45" calcext:value-type="float">
            <text:p>45</text:p>
          </table:table-cell>
          <table:table-cell table:style-name="ce32"/>
          <table:table-cell table:style-name="ce26" office:value-type="float" office:value="81" calcext:value-type="float">
            <text:p>8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66:.S16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Leo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21"/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68:.S1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Proud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69:.S1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will</text:p>
          </table:table-cell>
          <table:table-cell/>
          <table:table-cell table:style-name="ce21"/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0:.S17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Gratitude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1:.S1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ffectionate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2:.S1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mbitious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3:.S1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ssur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74:.S1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itt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5:.S1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lunt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6:.S1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urn brigh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7:.S1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isma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8:.S17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m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79:.S1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ceit</text:p>
          </table:table-cell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0:.S1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idence</text:p>
          </table:table-cell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1:.S18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urage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2:.S1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ea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83:.S1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omineering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4:.S18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rama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5:.S1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ffici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186:.S1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gotistical/Egomanical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7:.S187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inen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8:.S1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ergy</text:p>
          </table:table-cell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89:.S1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thusiastic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0:.S1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hibitionism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1:.S1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lamboyant</text:p>
          </table:table-cell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2:.S1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enerous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3:.S193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racel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4:.S1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ar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5:.S1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artbroke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6:.S1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dealistic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7:.S1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gratitude</text:p>
          </table:table-cell>
          <table:table-cell table:style-name="ce26"/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8:.S1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199:.S1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yal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5" calcext:value-type="float">
            <text:p>8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0:.S20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agnanimous</text:p>
          </table:table-cell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1:.S20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cknowledgem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2:.S2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pplaus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3:.S2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pprecia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4:.S2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tten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5:.S2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to Shin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6:.S2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oble/Nobility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7:.S20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timistic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8:.S2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stentatious</text:p>
          </table:table-cell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09:.S2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utspoken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0:.S2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ver-confident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1:.S2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ssion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2:.S2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rform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3:.S2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layfulnes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4:.S2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ou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15:.S2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adiant</text:p>
          </table:table-cell>
          <table:table-cell table:style-name="ce26"/>
          <table:table-cell table:style-name="ce32"/>
          <table:table-cell table:style-name="ce26" office:value-type="float" office:value="86" calcext:value-type="float">
            <text:p>86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6:.S2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oman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7:.S2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omantic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 office:value-type="float" office:value="86" calcext:value-type="float">
            <text:p>86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8:.S21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obsess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1" calcext:value-type="float">
            <text:p>5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19:.S2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relia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20:.S2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emperamental</text:p>
          </table:table-cell>
          <table:table-cell table:style-name="ce26" office:value-type="float" office:value="46" calcext:value-type="float">
            <text:p>4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21:.S2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armth/Warm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0" calcext:value-type="float">
            <text:p>5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4" calcext:value-type="float">
            <text:p>24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22:.S22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Virgo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table:style-name="ce21"/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24:.S2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Precise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25:.S2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analyze</text:p>
          </table:table-cell>
          <table:table-cell/>
          <table:table-cell table:style-name="ce21"/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26:.S22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Divine Justice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27:.S2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nalytical/Analyzing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28:.S228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nxiety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29:.S22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stu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30:.S2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eing of Servi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1:.S2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utiou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2:.S2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lea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3:.S2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lea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4:.S2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scientious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5:.S2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itical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6:.S23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tail-oriented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 office:value-type="float" office:value="92" calcext:value-type="float">
            <text:p>9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7:.S23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gesting Informa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38:.S2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lig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39:.S2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organization (unbeneficial)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0:.S2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uty/Dutiful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41:.S24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fficient</text:p>
          </table:table-cell>
          <table:table-cell table:style-name="ce26" office:value-type="float" office:value="47" calcext:value-type="float">
            <text:p>4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2:.S2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acting (nature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3:.S2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stid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44:.S2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ussines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5:.S24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adstrong</text:p>
          </table:table-cell>
          <table:table-cell table:style-name="ce26"/>
          <table:table-cell table:style-name="ce32"/>
          <table:table-cell table:style-name="ce26" office:value-type="float" office:value="93" calcext:value-type="float">
            <text:p>9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6:.S24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ypercritic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3" calcext:value-type="float">
            <text:p>5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7:.S2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ustriou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8:.S2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rover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49:.S2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earn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0:.S2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ental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1:.S2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ethodical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2:.S2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icromanag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3" calcext:value-type="float">
            <text:p>5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3:.S2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at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4:.S2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urtur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5:.S2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rganiz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6:.S2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rfection/Perfectionism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7:.S25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ttines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8:.S2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actical </text:p>
          </table:table-cell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59:.S259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urity/Purify</text:p>
          </table:table-cell>
          <table:table-cell table:style-name="ce26"/>
          <table:table-cell table:style-name="ce32"/>
          <table:table-cell table:style-name="ce26" office:value-type="float" office:value="91" calcext:value-type="float">
            <text:p>91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60:.S26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Quirk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27" calcext:value-type="float">
            <text:p>27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61:.S2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iable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62:.S2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r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63:.S2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horoughness</text:p>
          </table:table-cell>
          <table:table-cell table:style-name="ce26" office:value-type="float" office:value="48" calcext:value-type="float">
            <text:p>4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64:.S2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erstanding (systems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2" calcext:value-type="float">
            <text:p>52</text:p>
          </table:table-cell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65:.S26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orking Har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1" calcext:value-type="float">
            <text:p>11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66:.S2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orry</text:p>
          </table:table-cell>
          <table:table-cell table:style-name="ce26"/>
          <table:table-cell table:style-name="ce32"/>
          <table:table-cell table:style-name="ce26" office:value-type="float" office:value="92" calcext:value-type="float">
            <text:p>9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67:.S2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Libra</text:p>
          </table:table-cell>
          <table:table-cell office:value-type="string" calcext:value-type="string">
            <text:p>Harmony</text:p>
          </table:table-cell>
          <table:table-cell table:number-columns-repeated="2"/>
          <table:table-cell table:style-name="ce21"/>
          <table:table-cell table:style-name="ce26" office:value-type="float" office:value="50" calcext:value-type="float">
            <text:p>5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0:.S2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Adaptive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1:.S2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balance</text:p>
          </table:table-cell>
          <table:table-cell/>
          <table:table-cell table:style-name="ce21"/>
          <table:table-cell table:style-name="ce26" office:value-type="float" office:value="50" calcext:value-type="float">
            <text:p>50</text:p>
          </table:table-cell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2:.S27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Reality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3:.S2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ctivis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4:.S2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tis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5:.S2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alan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 office:value-type="float" office:value="112" calcext:value-type="float">
            <text:p>112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6:.S27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eauty (needs to create it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2" calcext:value-type="float">
            <text:p>112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7:.S2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m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78:.S2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panionship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79:.S2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placent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0:.S2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ident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1:.S2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siderate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2:.S2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operative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3:.S2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urageous</text:p>
          </table:table-cell>
          <table:table-cell table:style-name="ce26"/>
          <table:table-cell table:style-name="ce32"/>
          <table:table-cell table:style-name="ce26" office:value-type="float" office:value="98" calcext:value-type="float">
            <text:p>9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4:.S2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fensive</text:p>
          </table:table-cell>
          <table:table-cell table:style-name="ce26"/>
          <table:table-cell table:style-name="ce32"/>
          <table:table-cell table:style-name="ce26" office:value-type="float" office:value="98" calcext:value-type="float">
            <text:p>9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5:.S2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pendent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6:.S2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plomat/Diploma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87:.S28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cur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88:.S2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ven-temper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89:.S2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travagant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0:.S2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ir/Fairness</text:p>
          </table:table-cell>
          <table:table-cell table:style-name="ce26" office:value-type="float" office:value="50" calcext:value-type="float">
            <text:p>50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291:.S29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ickle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2:.S2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irm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3:.S2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entle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4:.S2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racious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5:.S2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ard-working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6:.S2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armonious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7:.S2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onest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8:.S2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dealistic</text:p>
          </table:table-cell>
          <table:table-cell table:style-name="ce26" office:value-type="float" office:value="50" calcext:value-type="float">
            <text:p>50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299:.S2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active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0:.S3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ci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5" calcext:value-type="float">
            <text:p>5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01:.S30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itiates (relationships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2:.S3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Justice (pursuit of)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2" calcext:value-type="float">
            <text:p>112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3:.S30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a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4:.S3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aterialistic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5:.S3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enness/Open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6:.S30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rtnerships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7:.S30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acemaker/Peacekeep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 office:value-type="float" office:value="113" calcext:value-type="float">
            <text:p>113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8:.S30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ople-pleas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5" calcext:value-type="float">
            <text:p>5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09:.S3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oblem-solv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0:.S3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ata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1:.S31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ilient</text:p>
          </table:table-cell>
          <table:table-cell table:style-name="ce26"/>
          <table:table-cell table:style-name="ce32"/>
          <table:table-cell table:style-name="ce26" office:value-type="float" office:value="98" calcext:value-type="float">
            <text:p>9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2:.S3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omantic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3:.S3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ociable</text:p>
          </table:table-cell>
          <table:table-cell table:style-name="ce26" office:value-type="float" office:value="49" calcext:value-type="float">
            <text:p>49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14:.S31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uspicious</text:p>
          </table:table-cell>
          <table:table-cell table:style-name="ce26"/>
          <table:table-cell table:style-name="ce32"/>
          <table:table-cell table:style-name="ce26" office:value-type="float" office:value="98" calcext:value-type="float">
            <text:p>98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5:.S3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adventurous</text:p>
          </table:table-cell>
          <table:table-cell table:style-name="ce26"/>
          <table:table-cell table:style-name="ce32"/>
          <table:table-cell table:style-name="ce26" office:value-type="float" office:value="97" calcext:value-type="float">
            <text:p>9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6:.S3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ai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5" calcext:value-type="float">
            <text:p>5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7:.S3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Scorpio</text:p>
          </table:table-cell>
          <table:table-cell office:value-type="string" calcext:value-type="string">
            <text:p>Resourcefulness</text:p>
          </table:table-cell>
          <table:table-cell table:number-columns-repeated="2"/>
          <table:table-cell table:style-name="ce21"/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19:.S3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Intense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0:.S3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desire; I want</text:p>
          </table:table-cell>
          <table:table-cell/>
          <table:table-cell table:style-name="ce21"/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1:.S32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Vision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2:.S3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trol 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3:.S3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urious</text:p>
          </table:table-cell>
          <table:table-cell table:style-name="ce26"/>
          <table:table-cell table:style-name="ce32"/>
          <table:table-cell table:style-name="ce26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4:.S3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ynical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5:.S3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pt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6:.S3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termined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27:.S32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otional (Endurance)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8:.S32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trem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29:.S3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talistic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30:.S3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earless</text:p>
          </table:table-cell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31:.S33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orceful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32:.S33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roic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33:.S3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nse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 office:value-type="float" office:value="104" calcext:value-type="float">
            <text:p>104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6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34:.S334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Jealous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35:.S3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assionate</text:p>
          </table:table-cell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36:.S336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netrate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7" calcext:value-type="float">
            <text:p>5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37:.S3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erceptive</text:p>
          </table:table-cell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38:.S3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ossessive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39:.S33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entful</text:p>
          </table:table-cell>
          <table:table-cell table:style-name="ce26"/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40:.S3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ili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7" calcext:value-type="float">
            <text:p>57</text:p>
          </table:table-cell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41:.S34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ourcefu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42:.S3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uthless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43:.S3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arcastic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44:.S3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cretive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6" calcext:value-type="float">
            <text:p>56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45:.S34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itiv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4" calcext:value-type="float">
            <text:p>114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46:.S34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rateg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57" calcext:value-type="float">
            <text:p>57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47:.S3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uspicious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48:.S3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horoug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3" calcext:value-type="float">
            <text:p>33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49:.S3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indictive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0:.S350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illpower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1:.S3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orkaholic</text:p>
          </table:table-cell>
          <table:table-cell table:style-name="ce26" office:value-type="float" office:value="51" calcext:value-type="float">
            <text:p>51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2:.S3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Saggitarius</text:p>
          </table:table-cell>
          <table:table-cell office:value-type="string" calcext:value-type="string">
            <text:p>Freedom</text:p>
          </table:table-cell>
          <table:table-cell table:number-columns-repeated="2"/>
          <table:table-cell table:style-name="ce21"/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4:.S3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Far-reaching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5:.S3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see</text:p>
          </table:table-cell>
          <table:table-cell/>
          <table:table-cell table:style-name="ce21"/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6:.S35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Victory</text:p>
          </table:table-cell>
          <table:table-cell/>
          <table:table-cell table:style-name="ce21"/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7:.S3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ctive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8:.S35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gumentative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59:.S3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lunt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60:.S3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ming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61:.S3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ident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62:.S36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asy-going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63:.S3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thusias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64:.S3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thic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65:.S3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xuberant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66:.S3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lexible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67:.S3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riendly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68:.S36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enerous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69:.S3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oing big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0:.S3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donistic</text:p>
          </table:table-cell>
          <table:table-cell table:style-name="ce26"/>
          <table:table-cell table:style-name="ce32"/>
          <table:table-cell table:style-name="ce26" office:value-type="float" office:value="110" calcext:value-type="float">
            <text:p>110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1:.S3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onest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2:.S3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opefulness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3:.S3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dealistic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 office:value-type="float" office:value="110" calcext:value-type="float">
            <text:p>110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4:.S37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atient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5:.S3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cisive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6:.S3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Adventure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7:.S3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aith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8:.S3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w Ideas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79:.S3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ilient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0:.S3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pirations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1:.S3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ights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2:.S3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otional (responses)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/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3:.S3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pendent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4:.S3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sensitive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9" calcext:value-type="float">
            <text:p>59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5:.S3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uition/Intuitive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9" calcext:value-type="float">
            <text:p>59</text:p>
          </table:table-cell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86:.S386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arrow-minded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7:.S3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on-discriminating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88:.S3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timistic/Optimism</text:p>
          </table:table-cell>
          <table:table-cell table:style-name="ce26" office:value-type="float" office:value="53" calcext:value-type="float">
            <text:p>53</text:p>
          </table:table-cell>
          <table:table-cell table:style-name="ce32"/>
          <table:table-cell table:style-name="ce26"/>
          <table:table-cell table:style-name="ce32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89:.S389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verburdened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0:.S3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hilosophical (study)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1:.S39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ash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9" calcext:value-type="float">
            <text:p>59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2:.S3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eks</text:p>
          </table:table-cell>
          <table:table-cell table:style-name="ce26"/>
          <table:table-cell table:style-name="ce32"/>
          <table:table-cell table:style-name="ce26"/>
          <table:table-cell table:style-name="ce34"/>
          <table:table-cell table:style-name="ce26" office:value-type="float" office:value="58" calcext:value-type="float">
            <text:p>58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3:.S3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piritual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4:.S3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pontane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6" calcext:value-type="float">
            <text:p>36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395:.S3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actless</text:p>
          </table:table-cell>
          <table:table-cell table:style-name="ce26" office:value-type="float" office:value="52" calcext:value-type="float">
            <text:p>52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6:.S3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iscriminating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7:.S3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Visionary</text:p>
          </table:table-cell>
          <table:table-cell table:style-name="ce26"/>
          <table:table-cell table:style-name="ce32"/>
          <table:table-cell table:style-name="ce26" office:value-type="float" office:value="109" calcext:value-type="float">
            <text:p>109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398:.S3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Capricorn</text:p>
          </table:table-cell>
          <table:table-cell office:value-type="string" calcext:value-type="string">
            <text:p>Ambition</text:p>
          </table:table-cell>
          <table:table-cell table:number-columns-repeated="2"/>
          <table:table-cell table:style-name="ce21"/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0:.S4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Useful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1:.S40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use</text:p>
          </table:table-cell>
          <table:table-cell/>
          <table:table-cell table:style-name="ce21"/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2:.S40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Power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3:.S4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mbitious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4:.S4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uster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5:.S4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oundaries (are important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8" calcext:value-type="float">
            <text:p>118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6:.S4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autious/Overcautious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7:.S40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descending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8:.S4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trolling</text:p>
          </table:table-cell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09:.S4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urte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10:.S4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itic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1:.S4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dicated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2:.S4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lig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3:.S4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ynamic</text:p>
          </table:table-cell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4:.S4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nergetic</text:p>
          </table:table-cell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5:.S4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ocus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16:.S4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rugal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7:.S4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Goal-oriented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8:.S4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ard-working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19:.S4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arsh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0:.S4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igh-achiev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1:.S4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atient</text:p>
          </table:table-cell>
          <table:table-cell table:style-name="ce26"/>
          <table:table-cell table:style-name="ce32"/>
          <table:table-cell table:style-name="ce26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2:.S4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ustriou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23:.S4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flexible</text:p>
          </table:table-cell>
          <table:table-cell table:style-name="ce26"/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4:.S4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ng-term gratification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5:.S4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yal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6:.S42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Methodical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7:.S4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at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28:.S4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actical/Pragmatic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 office:value-type="float" office:value="116" calcext:value-type="float">
            <text:p>116</text:p>
          </table:table-cell>
          <table:table-cell table:style-name="ce26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29:.S429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Produ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0:.S4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alistic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1:.S4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lia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2:.S4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mo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3:.S4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erv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34:.S4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pectfulness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5:.S4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sponsible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6:.S436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igi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7:.S4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containm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8:.S4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reliant</text:p>
          </table:table-cell>
          <table:table-cell table:style-name="ce26"/>
          <table:table-cell table:style-name="ce32"/>
          <table:table-cell table:style-name="ce26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39:.S43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nse of Humo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8" calcext:value-type="float">
            <text:p>118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0:.S4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rious</text:p>
          </table:table-cell>
          <table:table-cell table:style-name="ce26" office:value-type="float" office:value="54" calcext:value-type="float">
            <text:p>54</text:p>
          </table:table-cell>
          <table:table-cell table:style-name="ce32"/>
          <table:table-cell table:style-name="ce26" office:value-type="float" office:value="115" calcext:value-type="float">
            <text:p>115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39" calcext:value-type="float">
            <text:p>39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41:.S44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keptic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1" calcext:value-type="float">
            <text:p>61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2:.S4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compromising</text:p>
          </table:table-cell>
          <table:table-cell table:style-name="ce26"/>
          <table:table-cell table:style-name="ce32"/>
          <table:table-cell table:style-name="ce26" office:value-type="float" office:value="116" calcext:value-type="float">
            <text:p>116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3:.S4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ork harde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7" calcext:value-type="float">
            <text:p>117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4:.S4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Aquarius</text:p>
          </table:table-cell>
          <table:table-cell office:value-type="string" calcext:value-type="string">
            <text:p>Independence</text:p>
          </table:table-cell>
          <table:table-cell table:number-columns-repeated="2"/>
          <table:table-cell table:style-name="ce21"/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6:.S44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Knowing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7:.S4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know</text:p>
          </table:table-cell>
          <table:table-cell/>
          <table:table-cell table:style-name="ce21"/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8:.S44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Love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49:.S4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rogant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0:.S45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oundaries intac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1:.S4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roadminded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2:.S4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munication/Communicat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3:.S45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o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4:.S4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termined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5:.S4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ogmatic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6:.S4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ccentric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7:.S4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otionally Remo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8:.S4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oster equal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3" calcext:value-type="float">
            <text:p>63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59:.S4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Friendly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60:.S46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elpful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61:.S4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Humane/Humanitarian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62:.S462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arti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63:.S4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mpersonal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64:.S4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dependent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65:.S4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novate (systems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66:.S4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novating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67:.S4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quisi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68:.S4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llec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69:.S4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llectual discernmen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0:.S4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ellectual pursuit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1:.S4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transigent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2:.S4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Inventive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3:.S4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earning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4:.S4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ving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5:.S4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Loyal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6:.S4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aive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7:.S4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eds Spac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8:.S4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Nervous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79:.S4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penness</text:p>
          </table:table-cell>
          <table:table-cell table:style-name="ce26"/>
          <table:table-cell table:style-name="ce32"/>
          <table:table-cell table:style-name="ce26" office:value-type="float" office:value="122" calcext:value-type="float">
            <text:p>12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80:.S4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Original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81:.S4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bellious/Revolutionary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 office:value-type="float" office:value="122" calcext:value-type="float">
            <text:p>122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82:.S48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Remot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83:.S4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lf-Righteous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84:.S4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erious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85:.S4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tubborn/Stubbornness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86:.S48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Systema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2" calcext:value-type="float">
            <text:p>42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487:.S4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actless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88:.S4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Tireless</text:p>
          </table:table-cell>
          <table:table-cell table:style-name="ce26" office:value-type="float" office:value="55" calcext:value-type="float">
            <text:p>55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89:.S4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conventional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0:.S4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Understand (systems)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2" calcext:value-type="float">
            <text:p>62</text:p>
          </table:table-cell>
          <table:table-cell table:style-name="ce38"/>
          <table:table-cell table:style-name="ce41" office:value-type="float" office:value="119" calcext:value-type="float">
            <text:p>119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1:.S49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Wisdom</text:p>
          </table:table-cell>
          <table:table-cell table:style-name="ce26"/>
          <table:table-cell table:style-name="ce32"/>
          <table:table-cell table:style-name="ce26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2:.S4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/>
          <table:table-cell table:number-columns-repeated="1004"/>
        </table:table-row>
        <table:table-row table:style-name="ro2">
          <table:table-cell table:style-name="ce11" office:value-type="string" calcext:value-type="string">
            <text:p>Pisces</text:p>
          </table:table-cell>
          <table:table-cell office:value-type="string" calcext:value-type="string">
            <text:p>Compassion</text:p>
          </table:table-cell>
          <table:table-cell table:number-columns-repeated="2"/>
          <table:table-cell table:style-name="ce21"/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4:.S4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office:value-type="string" calcext:value-type="string">
            <text:p>Sympathetically</text:p>
          </table:table-cell>
          <table:table-cell table:number-columns-repeated="2"/>
          <table:table-cell table:style-name="ce21"/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5:.S4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/>
          <table:table-cell office:value-type="string" calcext:value-type="string">
            <text:p>I believe</text:p>
          </table:table-cell>
          <table:table-cell/>
          <table:table-cell table:style-name="ce21"/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6:.S4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11"/>
          <table:table-cell/>
          <table:table-cell table:style-name="ce18" office:value-type="string" calcext:value-type="string">
            <text:p>I believe and often suffer</text:p>
          </table:table-cell>
          <table:table-cell/>
          <table:table-cell table:style-name="ce21"/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7:.S4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2"/>
          <table:table-cell office:value-type="string" calcext:value-type="string">
            <text:p>Mastery</text:p>
          </table:table-cell>
          <table:table-cell table:style-name="ce21"/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8:.S4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daptable/Adaptive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499:.S49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ddi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500:.S5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Artis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501:.S50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Burdened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2:.S5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Careless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3:.S5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ngeabl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4:.S5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haritabl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5:.S5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mpassionate/Compassion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6:.S506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onfus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7:.S50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Creativit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8:.S5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ay-dreamer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09:.S5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az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0:.S5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ependent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1:.S5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Distracte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2:.S5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asily Influenced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3:.S5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"/>
          <table:table-cell table:number-columns-repeated="3"/>
          <table:table-cell table:style-name="ce21" office:value-type="string" calcext:value-type="string">
            <text:p>Empathe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4:.S5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Empathetic/Empathic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6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515:.S515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Gulli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6:.S5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Helping Others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7:.S5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llus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8:.S5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maginative/Imagination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19:.S51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mpressionabl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0:.S5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ndecisiv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1:.S5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nstin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522:.S5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Intuitive/Intuition</text:p>
          </table:table-cell>
          <table:table-cell table:style-name="ce26"/>
          <table:table-cell table:style-name="ce32"/>
          <table:table-cell table:style-name="ce26" office:value-type="float" office:value="128" calcext:value-type="float">
            <text:p>128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3:.S52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Kind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4:.S5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Lost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5:.S5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Malleab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6:.S5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Martyr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5" calcext:value-type="float">
            <text:p>65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7:.S5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Mystical</text:p>
          </table:table-cell>
          <table:table-cell table:style-name="ce26" office:value-type="float" office:value="58" calcext:value-type="float">
            <text:p>5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8:.S5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Non-ambitious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29:.S5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Non-combativ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0:.S5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Pacifistic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1:.S5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Psychic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2:.S5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Receptive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3:.S5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Reflectiv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4:.S5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Responsive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5:.S5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Secretive</text:p>
          </table:table-cell>
          <table:table-cell table:style-name="ce26" office:value-type="float" office:value="58" calcext:value-type="float">
            <text:p>58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6:.S5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Sensitive/Sensitivity</text:p>
          </table:table-cell>
          <table:table-cell table:style-name="ce26" office:value-type="float" office:value="56" calcext:value-type="float">
            <text:p>56</text:p>
          </table:table-cell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 office:value-type="float" office:value="121" calcext:value-type="float">
            <text:p>121</text:p>
          </table:table-cell>
          <table:table-cell table:style-name="ce32"/>
          <table:table-cell table:style-name="ce26"/>
          <table:table-cell table:style-name="ce32"/>
          <table:table-cell table:style-name="ce46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537:.S537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Stubborn </text:p>
          </table:table-cell>
          <table:table-cell table:style-name="ce26" office:value-type="float" office:value="57" calcext:value-type="float">
            <text:p>57</text:p>
          </table:table-cell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8:.S5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Sympathetic</text:p>
          </table:table-cell>
          <table:table-cell table:style-name="ce26" office:value-type="float" office:value="58" calcext:value-type="float">
            <text:p>58</text:p>
          </table:table-cell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39:.S53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Vague</text:p>
          </table:table-cell>
          <table:table-cell table:style-name="ce26"/>
          <table:table-cell table:style-name="ce32"/>
          <table:table-cell table:style-name="ce26" office:value-type="float" office:value="127" calcext:value-type="float">
            <text:p>127</text:p>
          </table:table-cell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40:.S5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Versatile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 office:value-type="float" office:value="64" calcext:value-type="float">
            <text:p>64</text:p>
          </table:table-cell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/>
          <table:table-cell table:style-name="ce26"/>
          <table:table-cell table:style-name="ce28"/>
          <table:table-cell table:style-name="ce32"/>
          <table:table-cell table:style-name="ce50" table:formula="of:=COUNTIF([.F541:.S5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2"/>
          <table:table-cell table:number-columns-repeated="3"/>
          <table:table-cell table:style-name="ce21" office:value-type="string" calcext:value-type="string">
            <text:p>Visionary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8"/>
          <table:table-cell table:style-name="ce41"/>
          <table:table-cell table:style-name="ce32"/>
          <table:table-cell table:style-name="ce26"/>
          <table:table-cell table:style-name="ce32"/>
          <table:table-cell table:style-name="ce46" office:value-type="float" office:value="45" calcext:value-type="float">
            <text:p>45</text:p>
          </table:table-cell>
          <table:table-cell table:style-name="ce26"/>
          <table:table-cell table:style-name="ce28"/>
          <table:table-cell table:style-name="ce32"/>
          <table:table-cell table:style-name="ce50" table:formula="of:=COUNTIF([.F542:.S5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7" table:number-columns-repeated="3"/>
          <table:table-cell table:style-name="ce22" office:value-type="string" calcext:value-type="string">
            <text:p>Vulnerable</text:p>
          </table:table-cell>
          <table:table-cell table:style-name="ce27"/>
          <table:table-cell table:style-name="ce33"/>
          <table:table-cell table:style-name="ce27" office:value-type="float" office:value="127" calcext:value-type="float">
            <text:p>127</text:p>
          </table:table-cell>
          <table:table-cell table:style-name="ce33"/>
          <table:table-cell table:style-name="ce27"/>
          <table:table-cell table:style-name="ce39"/>
          <table:table-cell table:style-name="ce42"/>
          <table:table-cell table:style-name="ce33"/>
          <table:table-cell table:style-name="ce27"/>
          <table:table-cell table:style-name="ce33"/>
          <table:table-cell table:style-name="ce47"/>
          <table:table-cell table:style-name="ce27"/>
          <table:table-cell table:style-name="ce49"/>
          <table:table-cell table:style-name="ce33"/>
          <table:table-cell table:style-name="ce51" table:formula="of:=COUNTIF([.F543:.S5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28" table:number-columns-repeated="14"/>
          <table:table-cell table:number-columns-repeated="1005"/>
        </table:table-row>
        <table:table-row table:style-name="ro3">
          <table:table-cell table:style-name="ce2" office:value-type="string" calcext:value-type="string">
            <text:p>Abbrev.</text:p>
          </table:table-cell>
          <table:table-cell table:style-name="ce2" office:value-type="string" calcext:value-type="string">
            <text:p>Book</text:p>
          </table:table-cell>
          <table:table-cell table:style-name="ce2" table:number-columns-repeated="3"/>
          <table:table-cell table:style-name="ce29" table:number-columns-repeated="13"/>
          <table:table-cell table:style-name="ce28"/>
          <table:table-cell table:number-columns-repeated="1005"/>
        </table:table-row>
        <table:table-row table:style-name="ro2">
          <table:table-cell table:style-name="ce4" office:value-type="string" calcext:value-type="string">
            <text:p>Astrol for Begs</text:p>
          </table:table-cell>
          <table:table-cell office:value-type="string" calcext:value-type="string">
            <text:p><text:span text:style-name="T1">Astrology for Beginners </text:span>by William W. Hewitt, 199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ecret Lang</text:p>
          </table:table-cell>
          <table:table-cell office:value-type="string" calcext:value-type="string">
            <text:p><text:span text:style-name="T1">The Secret Language of Astrology </text:span>by Roy Gillett, 201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orn for This</text:p>
          </table:table-cell>
          <table:table-cell office:value-type="string" calcext:value-type="string">
            <text:p><text:span text:style-name="T1">You Were Born for This </text:span>by Chani Nicholas, 20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un Signs</text:p>
          </table:table-cell>
          <table:table-cell office:value-type="string" calcext:value-type="string">
            <text:p><text:span text:style-name="T1">Part 1 of Sun &amp; Moon Signs</text:span> 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oon Signs</text:p>
          </table:table-cell>
          <table:table-cell office:value-type="string" calcext:value-type="string">
            <text:p><text:span text:style-name="T2">Part 2 of Sun &amp; Moon Signs </text:span>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ssen Astrol</text:p>
          </table:table-cell>
          <table:table-cell office:value-type="string" calcext:value-type="string">
            <text:p><text:span text:style-name="T1">Essential Astrology </text:span>by Joanna Watters, 202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nly Ast Book</text:p>
          </table:table-cell>
          <table:table-cell office:value-type="string" calcext:value-type="string">
            <text:p><text:span text:style-name="T1">The Only Astrology Book You’ll Ever Need </text:span>by Joanna Martine Woolfolk, 1982-20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: Chapter 1 – <text:span text:style-name="T1">Su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on: Chapter 5 – <text:span text:style-name="T1">Moo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scend: Chapter 6 – <text:span text:style-name="T1">Your Ascendant and Its Power</text:span></text:p>
          </table:table-cell>
          <table:table-cell table:number-columns-repeated="1022"/>
        </table:table-row>
        <table:table-row table:style-name="ro2" table:number-rows-repeated="10480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499:Sheet1.T5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4:47:29.220492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4:28:08.246515952</meta:creation-date>
    <meta:generator>LibreOffice/6.4.7.2$Linux_X86_64 LibreOffice_project/40$Build-2</meta:generator>
    <dc:date>2024-07-01T15:31:52.863566720</dc:date>
    <meta:editing-duration>P2DT2H46M47S</meta:editing-duration>
    <meta:editing-cycles>128</meta:editing-cycles>
    <meta:document-statistic meta:table-count="1" meta:cell-count="1782" meta:object-count="0"/>
  </office:meta>
</office:document-meta>
</file>